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solid" style:text-underline-width="auto" style:text-underline-color="font-color" fo:font-weight="bold" officeooo:rsid="001a0da7" officeooo:paragraph-rsid="001a0da7" style:font-size-asian="19.25pt" style:font-weight-asian="bold" style:font-size-complex="22pt" style:font-weight-complex="bold"/>
    </style:style>
    <style:style style:name="P2" style:family="paragraph" style:parent-style-name="Standard">
      <style:text-properties fo:font-size="16pt" style:text-underline-style="none" fo:font-weight="normal" officeooo:rsid="001a0da7" officeooo:paragraph-rsid="001a0da7" style:font-size-asian="14pt" style:font-weight-asian="normal" style:font-size-complex="1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#1:</text:p>
      <text:p text:style-name="P1"/>
      <text:p text:style-name="P2">#include &lt;iostream&gt;</text:p>
      <text:p text:style-name="P2">#include &lt;fstream&gt;</text:p>
      <text:p text:style-name="P2">using namespace std;</text:p>
      <text:p text:style-name="P2"/>
      <text:p text:style-name="P2">void Highest_hit(int a[20][])</text:p>
      <text:p text:style-name="P2">{</text:p>
      <text:p text:style-name="P2"/>
      <text:p text:style-name="P2"><text:s text:c="4"/>int highest_hits = 0, b;</text:p>
      <text:p text:style-name="P2"><text:s text:c="4"/>for (int i = 0; i &lt; 20; i++)</text:p>
      <text:p text:style-name="P2"><text:s text:c="4"/>{</text:p>
      <text:p text:style-name="P2"><text:s text:c="8"/>for (int j = 0; j &lt; 1; j++)</text:p>
      <text:p text:style-name="P2"><text:s text:c="8"/>{</text:p>
      <text:p text:style-name="P2"><text:s text:c="12"/>a[i][j] = b;</text:p>
      <text:p text:style-name="P2"><text:s text:c="12"/>if (b &gt; highest_hits)</text:p>
      <text:p text:style-name="P2"><text:s text:c="12"/>{</text:p>
      <text:p text:style-name="P2"><text:s text:c="16"/>highest_hits = b;</text:p>
      <text:p text:style-name="P2"><text:s text:c="12"/>}</text:p>
      <text:p text:style-name="P2"><text:s text:c="8"/>}</text:p>
      <text:p text:style-name="P2"><text:s text:c="4"/>}</text:p>
      <text:p text:style-name="P2"><text:s text:c="4"/>cout &lt;&lt; "The highest walks is this" &lt;&lt; highest_hits &lt;&lt; endl;</text:p>
      <text:p text:style-name="P2">}</text:p>
      <text:p text:style-name="P2"/>
      <text:p text:style-name="P2">void Highest_walks(int a[20][])</text:p>
      <text:p text:style-name="P2">{</text:p>
      <text:p text:style-name="P2"/>
      <text:p text:style-name="P2"><text:s text:c="4"/>int highest_walks = 0, b;</text:p>
      <text:p text:style-name="P2"><text:s text:c="4"/>for (int i = 0; i &lt; 20; i++)</text:p>
      <text:p text:style-name="P2"><text:s text:c="4"/>{</text:p>
      <text:p text:style-name="P2"><text:s text:c="8"/>for (int j = 0; j &lt; 2; j++)</text:p>
      <text:p text:style-name="P2"><text:s text:c="8"/>{</text:p>
      <text:p text:style-name="P2"><text:s text:c="12"/>a[i][j] = b;</text:p>
      <text:p text:style-name="P2"><text:s text:c="12"/>if (b &gt; highest_walks)</text:p>
      <text:p text:style-name="P2"><text:s text:c="12"/>{</text:p>
      <text:p text:style-name="P2"><text:s text:c="16"/>highest_walks = b;</text:p>
      <text:p text:style-name="P2"><text:s text:c="12"/>}</text:p>
      <text:p text:style-name="P2"><text:s text:c="8"/>}</text:p>
      <text:p text:style-name="P2"><text:soft-page-break/><text:s text:c="8"/>cout &lt;&lt; "The highest walks is this" &lt;&lt; highest_walks &lt;&lt; endl;</text:p>
      <text:p text:style-name="P2"><text:s text:c="4"/>}</text:p>
      <text:p text:style-name="P2">}</text:p>
      <text:p text:style-name="P2"/>
      <text:p text:style-name="P2">void Highest_out(int a[20][])</text:p>
      <text:p text:style-name="P2">{</text:p>
      <text:p text:style-name="P2"/>
      <text:p text:style-name="P2"><text:s text:c="4"/>int highest_outs = 0, b;</text:p>
      <text:p text:style-name="P2"><text:s text:c="4"/>for (int i = 0; i &lt; 20; i++)</text:p>
      <text:p text:style-name="P2"><text:s text:c="4"/>{</text:p>
      <text:p text:style-name="P2"><text:s text:c="8"/>for (int j = 0; j &lt; 3; j++)</text:p>
      <text:p text:style-name="P2"><text:s text:c="8"/>{</text:p>
      <text:p text:style-name="P2"><text:s text:c="12"/>a[i][j] = b;</text:p>
      <text:p text:style-name="P2"><text:s text:c="12"/>if (b &gt; highest_outs)</text:p>
      <text:p text:style-name="P2"><text:s text:c="12"/>{</text:p>
      <text:p text:style-name="P2"><text:s text:c="16"/>highest_outs = b;</text:p>
      <text:p text:style-name="P2"><text:s text:c="12"/>}</text:p>
      <text:p text:style-name="P2"><text:s text:c="8"/>}</text:p>
      <text:p text:style-name="P2"><text:s text:c="8"/>cout &lt;&lt; "The highest walks is this" &lt;&lt; highest_outs &lt;&lt; endl;</text:p>
      <text:p text:style-name="P2"><text:s text:c="4"/>}</text:p>
      <text:p text:style-name="P2">}</text:p>
      <text:p text:style-name="P2"/>
      <text:p text:style-name="P2">void Highest_AtBats(int a[20][])</text:p>
      <text:p text:style-name="P2">{</text:p>
      <text:p text:style-name="P2"/>
      <text:p text:style-name="P2"><text:s text:c="4"/>int highest_AtBats = 0, b;</text:p>
      <text:p text:style-name="P2"><text:s text:c="4"/>for (int i = 0; i &lt; 20; i++)</text:p>
      <text:p text:style-name="P2"><text:s text:c="4"/>{</text:p>
      <text:p text:style-name="P2"><text:s text:c="8"/>for (int j = 0; j &lt; 4; j++)</text:p>
      <text:p text:style-name="P2"><text:s text:c="8"/>{</text:p>
      <text:p text:style-name="P2"><text:s text:c="12"/>a[i][j] = b;</text:p>
      <text:p text:style-name="P2"><text:s text:c="12"/>if (b &gt; highest_AtBats)</text:p>
      <text:p text:style-name="P2"><text:s text:c="12"/>{</text:p>
      <text:p text:style-name="P2"><text:s text:c="16"/>highest_AtBats = b;</text:p>
      <text:p text:style-name="P2"><text:s text:c="12"/>}</text:p>
      <text:p text:style-name="P2"><text:s text:c="8"/>}</text:p>
      <text:p text:style-name="P2"><text:s text:c="8"/>cout &lt;&lt; "The highest walks is this" &lt;&lt; highest_AtBats &lt;&lt; endl;</text:p>
      <text:p text:style-name="P2"><text:s text:c="4"/>}</text:p>
      <text:p text:style-name="P2">}</text:p>
      <text:p text:style-name="P2"><text:soft-page-break/></text:p>
      <text:p text:style-name="P2">void print_highest()</text:p>
      <text:p text:style-name="P2">{</text:p>
      <text:p text:style-name="P2"><text:s text:c="4"/>Highest_hit();</text:p>
      <text:p text:style-name="P2"><text:s text:c="4"/>Highest_walks();</text:p>
      <text:p text:style-name="P2"><text:s text:c="4"/>Highest_out();</text:p>
      <text:p text:style-name="P2"><text:s text:c="4"/>Highest_AtBats();</text:p>
      <text:p text:style-name="P2"><text:s text:c="4"/>cout &lt;&lt; "Players Highest of all"</text:p>
      <text:p text:style-name="P2"><text:s text:c="9"/>&lt;&lt; "HITS=" &lt;&lt; Highest_hit() &lt;&lt; "WALKS=" &lt;&lt; Highest_walks() &lt;&lt; "OUTS=" &lt;&lt; Highest_out() &lt;&lt; "ATBARS=" &lt;&lt; Highest_AtBats() &lt;&lt; endl;</text:p>
      <text:p text:style-name="P2">}</text:p>
      <text:p text:style-name="P2"/>
      <text:p text:style-name="P2">int main()</text:p>
      <text:p text:style-name="P2">{</text:p>
      <text:p text:style-name="P2"><text:s text:c="4"/>int data[20][5], a;</text:p>
      <text:p text:style-name="P2"><text:s text:c="4"/>ifstream read_file;</text:p>
      <text:p text:style-name="P2"><text:s text:c="4"/>read_file.open("C:\\Users\\Zed Air Plus\\OneDrive\\Desktop\\PF Assignments\\Baseball.txt");</text:p>
      <text:p text:style-name="P2"><text:s text:c="4"/>if (write_file.is_open())</text:p>
      <text:p text:style-name="P2"><text:s text:c="4"/>{</text:p>
      <text:p text:style-name="P2"><text:s text:c="8"/>for (int i = 0; i &lt; 20; i++)</text:p>
      <text:p text:style-name="P2"><text:s text:c="8"/>{</text:p>
      <text:p text:style-name="P2"><text:s text:c="12"/>for (int j = 0; j &lt; 5; j++)</text:p>
      <text:p text:style-name="P2"><text:s text:c="12"/>{</text:p>
      <text:p text:style-name="P2"/>
      <text:p text:style-name="P2"><text:s text:c="16"/>write_file &gt;&gt; a;</text:p>
      <text:p text:style-name="P2"><text:s text:c="16"/>data[20][5] = a;</text:p>
      <text:p text:style-name="P2"><text:s text:c="16"/>Highest_hit(a);</text:p>
      <text:p text:style-name="P2"><text:s text:c="16"/>Highest_walks(a);</text:p>
      <text:p text:style-name="P2"><text:s text:c="16"/>Highest_out(a);</text:p>
      <text:p text:style-name="P2"><text:s text:c="16"/>Highest_AtBats(a);</text:p>
      <text:p text:style-name="P2"><text:s text:c="12"/>}</text:p>
      <text:p text:style-name="P2"><text:s text:c="8"/>}</text:p>
      <text:p text:style-name="P2"><text:s text:c="8"/>print_highest(a)</text:p>
      <text:p text:style-name="P2"><text:s text:c="4"/>}</text:p>
      <text:p text:style-name="P2"><text:s text:c="4"/>else</text:p>
      <text:p text:style-name="P2"><text:s text:c="4"/>{</text:p>
      <text:p text:style-name="P2"><text:s text:c="8"/>cout &lt;&lt; "File is unable to open" &lt;&lt; endl;</text:p>
      <text:p text:style-name="P2"><text:soft-page-break/><text:s text:c="4"/>}</text:p>
      <text:p text:style-name="P2"><text:s text:c="4"/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1">TASK#2:</text:p>
      <text:p text:style-name="P1"/>
      <text:p text:style-name="P2">#include &lt;iostream&gt;</text:p>
      <text:p text:style-name="P2">#include &lt;fstream&gt;</text:p>
      <text:p text:style-name="P2">using namespace std;</text:p>
      <text:p text:style-name="P2">void display_menu()</text:p>
      <text:p text:style-name="P2">{</text:p>
      <text:p text:style-name="P2"><text:s text:c="4"/>cout &lt;&lt; "***************** MENU CARD ***************** " &lt;&lt; endl;</text:p>
      <text:p text:style-name="P2"><text:s text:c="4"/>ifstream read_file;</text:p>
      <text:p text:style-name="P2"><text:s text:c="4"/>read_file.open("C:\\Users\\Zed Air Plus\\OneDrive\\Desktop\\PF Assignments\\Menu.txt");</text:p>
      <text:p text:style-name="P2"><text:s text:c="4"/>if (read_file.is_open())</text:p>
      <text:p text:style-name="P2"><text:s text:c="4"/>{</text:p>
      <text:p text:style-name="P2"><text:s text:c="8"/>cout &lt;&lt; read_file &lt;&lt; endl;</text:p>
      <text:p text:style-name="P2"><text:s text:c="4"/>}</text:p>
      <text:p text:style-name="P2"><text:s text:c="4"/>else</text:p>
      <text:p text:style-name="P2"><text:s text:c="4"/>{</text:p>
      <text:p text:style-name="P2"><text:s text:c="8"/>cout &lt;&lt; "The File does not opened" &lt;&lt; endl;</text:p>
      <text:p text:style-name="P2"><text:s text:c="4"/>}</text:p>
      <text:p text:style-name="P2"><text:s text:c="4"/>read_file.close();</text:p>
      <text:p text:style-name="P2">}</text:p>
      <text:p text:style-name="P2"/>
      <text:p text:style-name="P2">void order(int n[8])</text:p>
      <text:p text:style-name="P2">{</text:p>
      <text:p text:style-name="P2"><text:s text:c="4"/>int a int n[8];</text:p>
      <text:p text:style-name="P2"><text:s text:c="4"/>cout &lt;&lt; "Type y <text:s/>to continue and type n to stop";</text:p>
      <text:p text:style-name="P2"><text:s text:c="4"/>if (y == Y || Y == y)</text:p>
      <text:p text:style-name="P2"><text:s text:c="4"/>{</text:p>
      <text:p text:style-name="P2"><text:soft-page-break/><text:s text:c="8"/>While()</text:p>
      <text:p text:style-name="P2"><text:s text:c="8"/>{</text:p>
      <text:p text:style-name="P2"><text:s text:c="12"/>getline(display_menu(), n[8]);</text:p>
      <text:p text:style-name="P2"><text:s text:c="12"/>a = n[8];</text:p>
      <text:p text:style-name="P2"><text:s text:c="12"/>a++;</text:p>
      <text:p text:style-name="P2"><text:s text:c="8"/>}</text:p>
      <text:p text:style-name="P2"><text:s text:c="4"/>}</text:p>
      <text:p text:style-name="P2"><text:s text:c="4"/>else</text:p>
      <text:p text:style-name="P2"><text:s text:c="4"/>{</text:p>
      <text:p text:style-name="P2"><text:s text:c="8"/>cout &lt;&lt; endl;</text:p>
      <text:p text:style-name="P2"><text:s text:c="4"/>}</text:p>
      <text:p text:style-name="P2">}</text:p>
      <text:p text:style-name="P2"/>
      <text:p text:style-name="P2">void generate_bill()</text:p>
      <text:p text:style-name="P2">{</text:p>
      <text:p text:style-name="P2"><text:s text:c="4"/>int(int a[8])</text:p>
      <text:p text:style-name="P2"><text:s text:c="8"/>order(a[8]);</text:p>
      <text:p text:style-name="P2"><text:s text:c="4"/>cout &lt;&lt; "The bill" &lt;&lt; endl;</text:p>
      <text:p text:style-name="P2"><text:s text:c="4"/>fstream write_file;</text:p>
      <text:p text:style-name="P2"><text:s text:c="4"/>write_file.open("C:\\Users\\Zed Air Plus\\OneDrive\\Desktop\\PF Assignments\\Bill.txt");</text:p>
      <text:p text:style-name="P2"><text:s text:c="4"/>if (write_file.is_open())</text:p>
      <text:p text:style-name="P2"><text:s text:c="4"/>{</text:p>
      <text:p text:style-name="P2"><text:s text:c="8"/>cin &gt;&gt; oreder(a[8]);</text:p>
      <text:p text:style-name="P2"><text:s text:c="4"/>}</text:p>
      <text:p text:style-name="P2"><text:s text:c="4"/>else</text:p>
      <text:p text:style-name="P2"><text:s text:c="4"/>{</text:p>
      <text:p text:style-name="P2"><text:s text:c="8"/>cout &lt;&lt; "file is not open":</text:p>
      <text:p text:style-name="P2"><text:s text:c="4"/>}</text:p>
      <text:p text:style-name="P2"><text:s text:c="4"/>write_file.close()</text:p>
      <text:p text:style-name="P2">}</text:p>
      <text:p text:style-name="P2"/>
      <text:p text:style-name="P2">int main()</text:p>
      <text:p text:style-name="P2">{</text:p>
      <text:p text:style-name="P2"><text:s text:c="4"/>double a;</text:p>
      <text:p text:style-name="P2"><text:s text:c="4"/>cout &lt;&lt; "take Order of Dishes" &lt;&lt; endl;</text:p>
      <text:p text:style-name="P2"><text:s text:c="4"/>cin &gt;&gt; a;</text:p>
      <text:p text:style-name="P2"><text:s text:c="4"/>display_menu();</text:p>
      <text:p text:style-name="P2"><text:s text:c="4"/>order(a);</text:p>
      <text:p text:style-name="P2"><text:soft-page-break/></text:p>
      <text:p text:style-name="P2"><text:s text:c="4"/>generate_bill(a);</text:p>
      <text:p text:style-name="P2"><text:s text:c="4"/>return 0;</text:p>
      <text:p text:style-name="P2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9T16:40:04.113000000</meta:creation-date>
    <dc:date>2020-04-09T16:44:41.958000000</dc:date>
    <meta:editing-duration>PT4M44S</meta:editing-duration>
    <meta:editing-cycles>1</meta:editing-cycles>
    <meta:document-statistic meta:table-count="0" meta:image-count="0" meta:object-count="0" meta:page-count="6" meta:paragraph-count="168" meta:word-count="476" meta:character-count="3514" meta:non-whitespace-character-count="2268"/>
    <meta:generator>LibreOffice/6.3.4.2$Windows_X86_64 LibreOffice_project/60da17e045e08f1793c57c00ba83cdfce946d0aa</meta:generator>
  </office:meta>
</office:document-meta>
</file>